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size-asian="14pt" style:font-size-complex="14p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ff0000" style:text-line-through-style="none" style:font-name="Arial1" fo:font-size="11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</style:style>
    <style:style style:name="P4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/>
    </style:style>
    <style:style style:name="P5" style:family="paragraph" style:parent-style-name="Text_20_body" style:list-style-name="L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/>
    </style:style>
    <style:style style:name="P6" style:family="paragraph" style:parent-style-name="Text_20_body" style:list-style-name="L3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/>
    </style:style>
    <style:style style:name="P7" style:family="paragraph" style:parent-style-name="Text_20_body" style:list-style-name="L6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/>
    </style:style>
    <style:style style:name="P8" style:family="paragraph" style:parent-style-name="Text_20_body" style:list-style-name="L1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/>
    </style:style>
    <style:style style:name="P9" style:family="paragraph" style:parent-style-name="Text_20_body" style:list-style-name="L14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/>
    </style:style>
    <style:style style:name="P10" style:family="paragraph" style:parent-style-name="Text_20_body" style:list-style-name="L15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/>
    </style:style>
    <style:style style:name="P11" style:family="paragraph" style:parent-style-name="Text_20_body" style:list-style-name="L17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/>
    </style:style>
    <style:style style:name="P12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3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4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5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6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7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8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9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10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1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1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13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14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15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16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17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18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19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1" style:family="paragraph" style:parent-style-name="Text_20_body" style:list-style-name="L12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32" style:family="paragraph" style:parent-style-name="Text_20_body">
      <style:paragraph-properties fo:margin-left="0.635cm" fo:margin-right="0cm" fo:margin-top="0cm" fo:margin-bottom="0cm" fo:line-height="120%" fo:text-indent="-0.635cm" style:auto-text-indent="false" fo:padding="0cm" fo:border="none" style:writing-mode="lr-tb"/>
      <style:text-properties fo:font-variant="normal" fo:text-transform="none" fo:color="#1155cc" style:font-name="Arial1" fo:font-size="11pt" fo:font-style="normal" style:text-underline-style="solid" style:text-underline-width="auto" style:text-underline-color="font-color" fo:font-weight="normal" fo:background-color="transparent"/>
    </style:style>
    <style:style style:name="P33" style:family="paragraph" style:parent-style-name="Text_20_body">
      <style:paragraph-properties fo:margin-left="0.635cm" fo:margin-right="0cm" fo:margin-top="0cm" fo:margin-bottom="0cm" fo:line-height="138%" fo:text-indent="-0.635cm" style:auto-text-indent="false" fo:padding="0cm" fo:border="non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margin-left="0.635cm" fo:margin-right="0cm" fo:margin-top="0cm" fo:margin-bottom="0cm" fo:line-height="120%" fo:text-indent="-0.635cm" style:auto-text-indent="false" fo:padding="0cm" fo:border="none" style:writing-mode="lr-tb"/>
      <style:text-properties fo:font-weight="normal"/>
    </style:style>
    <style:style style:name="P35" style:family="paragraph" style:parent-style-name="Text_20_body">
      <style:paragraph-properties fo:margin-left="0.635cm" fo:margin-right="0cm" fo:margin-top="0cm" fo:margin-bottom="0cm" fo:line-height="138%" fo:text-indent="-0.635cm" style:auto-text-indent="false" fo:padding="0cm" fo:border="none" style:writing-mode="lr-tb"/>
    </style:style>
    <style:style style:name="P36" style:family="paragraph" style:parent-style-name="Heading_20_2">
      <style:paragraph-properties fo:margin-left="0.635cm" fo:margin-right="0cm" fo:margin-top="0.635cm" fo:margin-bottom="0.141cm" fo:line-height="138%" fo:text-indent="-0.635cm" style:auto-text-indent="false" fo:padding="0cm" fo:border="none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1155cc" style:font-name="Arial1" fo:font-size="11pt" fo:font-style="normal" style:text-underline-style="solid" style:text-underline-width="auto" style:text-underline-color="font-color" fo:background-color="transparent"/>
    </style:style>
    <style:style style:name="T2" style:family="text">
      <style:text-properties fo:font-variant="normal" fo:text-transform="none" fo:color="#1155cc" style:text-line-through-style="none" style:font-name="Arial1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7pt" fo:font-style="normal" style:text-underline-style="none" fo:font-weight="bold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ize="26pt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7" style:family="text">
      <style:text-properties fo:background-color="transparent"/>
    </style:style>
    <style:style style:name="T8" style:family="text">
      <style:text-properties fo:font-weight="bold" fo:background-color="transparent"/>
    </style:style>
    <style:style style:name="T9" style:family="text">
      <style:text-properties fo:language="uk" fo:country="UA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Оригінальна програма</text:span> by Pavlo Zhavoronkov and Pavlo Hluschenko</text:p>
      <text:p text:style-name="P1"/>
      <text:p text:style-name="P3"><text:bookmark text:name="docs-internal-guid-4e29427f-7fff-3b51-834d-17646cc142cf"/><text:span text:style-name="T5">Programming course practical tasks</text:span></text:p>
      <text:p text:style-name="P3"><text:span text:style-name="T4">Задача #1</text:span></text:p>
      <text:p text:style-name="P33">Написати парсер для логів аpache2:</text:p>
      <text:list xml:id="list3350405515035636682" text:style-name="L1">
        <text:list-item>
          <text:p text:style-name="P4"><text:span text:style-name="T7">Вивести топ айпі за кількістю запитів </text:span></text:p>
        </text:list-item>
        <text:list-item>
          <text:p text:style-name="P4"><text:span text:style-name="T7">Вивести найпопулярнiйшi сторiнки </text:span></text:p>
        </text:list-item>
        <text:list-item>
          <text:p text:style-name="P12">Вивід має бути красивий, без скобочок</text:p>
        </text:list-item>
      </text:list>
      <text:p text:style-name="Text_20_body"/>
      <text:p text:style-name="P33">Файл логів, який треба розпарсити:</text:p>
      <text:p text:style-name="P35"><text:a xlink:type="simple" xlink:href="http://telegra.ph/Sample-log-01-27" text:style-name="Internet_20_link" text:visited-style-name="Visited_20_Internet_20_Link"><text:span text:style-name="T2">http://telegra.ph/Sample-log-01-27</text:span></text:a></text:p>
      <text:p text:style-name="Text_20_body"/>
      <text:p text:style-name="P33">To learn:</text:p>
      <text:list xml:id="list2735821532230823985" text:style-name="L2">
        <text:list-item>
          <text:p text:style-name="P5"><text:span text:style-name="T7">File read </text:span></text:p>
        </text:list-item>
        <text:list-item>
          <text:p text:style-name="P5"><text:span text:style-name="T7">Work with strings(String.split() and etc.) </text:span></text:p>
        </text:list-item>
        <text:list-item>
          <text:p text:style-name="P13">Data structures: Dictionaries</text:p>
        </text:list-item>
      </text:list>
      <text:p text:style-name="Text_20_body"/>
      <text:h text:style-name="P36" text:outline-level="2">Задача #2</text:h>
      <text:p text:style-name="P35"><text:span text:style-name="T3">Написати парсер сайту</text:span><text:a xlink:type="simple" xlink:href="https://www.cvedetails.com/" text:style-name="Internet_20_link" text:visited-style-name="Visited_20_Internet_20_Link"><text:span text:style-name="T6"> </text:span></text:a><text:a xlink:type="simple" xlink:href="https://www.cvedetails.com/" text:style-name="Internet_20_link" text:visited-style-name="Visited_20_Internet_20_Link"><text:span text:style-name="T2">https://www.cvedetails.com/</text:span></text:a></text:p>
      <text:list xml:id="list6498907438169462914" text:style-name="L3">
        <text:list-item>
          <text:p text:style-name="P6"><text:span text:style-name="T7">Аргументом з командного рядка брати CVE (   ) </text:span></text:p>
        </text:list-item>
        <text:list-item>
          <text:p text:style-name="P14">Витягувати наступну інформацію: </text:p>
          <text:list>
            <text:list-item>
              <text:p text:style-name="P6"><text:span text:style-name="T7">CVE </text:span></text:p>
            </text:list-item>
            <text:list-item>
              <text:p text:style-name="P6"><text:span text:style-name="T7">CVSS SCORE </text:span></text:p>
            </text:list-item>
            <text:list-item>
              <text:p text:style-name="P6"><text:span text:style-name="T7">Confidentiality Impact </text:span></text:p>
            </text:list-item>
            <text:list-item>
              <text:p text:style-name="P6"><text:span text:style-name="T7">Integrity Impact </text:span></text:p>
            </text:list-item>
            <text:list-item>
              <text:p text:style-name="P6"><text:span text:style-name="T7">Availability Impact </text:span></text:p>
            </text:list-item>
            <text:list-item>
              <text:p text:style-name="P6"><text:span text:style-name="T7">Access Complexity </text:span></text:p>
            </text:list-item>
            <text:list-item>
              <text:p text:style-name="P6"><text:span text:style-name="T7">Authentication </text:span></text:p>
            </text:list-item>
            <text:list-item>
              <text:p text:style-name="P6"><text:span text:style-name="T7">Gained Access </text:span></text:p>
            </text:list-item>
            <text:list-item>
              <text:p text:style-name="P6"><text:span text:style-name="T7">Vulnerability type(s) `</text:span></text:p>
            </text:list-item>
            <text:list-item>
              <text:p text:style-name="P14">CWE ID</text:p>
            </text:list-item>
            <text:list-item>
              <text:p text:style-name="P6"><text:span text:style-name="T7">Products affected </text:span></text:p>
            </text:list-item>
            <text:list-item>
              <text:p text:style-name="P6"><text:span text:style-name="T7">Vendor </text:span></text:p>
            </text:list-item>
          </text:list>
        </text:list-item>
        <text:list-item>
          <text:p text:style-name="P14">Ігнорувати інформацію в дужках</text:p>
        </text:list-item>
      </text:list>
      <text:p text:style-name="Text_20_body"/>
      <text:p text:style-name="P33"><text:soft-page-break/>Advanced:</text:p>
      <text:list xml:id="list2429319825119576897" text:style-name="L4">
        <text:list-item>
          <text:p text:style-name="P15">Зберегти їх в окремий файл/базу даних</text:p>
        </text:list-item>
        <text:list-item>
          <text:p text:style-name="P15">Не повторюватись в структурі даних, в якій зберігаєте результати</text:p>
        </text:list-item>
        <text:list-item>
          <text:p text:style-name="P15">Парсити для декількох CVE з аргумента командного рядка</text:p>
        </text:list-item>
      </text:list>
      <text:p text:style-name="Text_20_body"/>
      <text:p text:style-name="P33">To learn:</text:p>
      <text:list xml:id="list8060391593824985398" text:style-name="L5">
        <text:list-item>
          <text:p text:style-name="P16">Requests</text:p>
        </text:list-item>
        <text:list-item>
          <text:p text:style-name="P16">HTML parsing (Beautiful Soup or equivalent.)</text:p>
        </text:list-item>
        <text:list-item>
          <text:p text:style-name="P16">Data structures</text:p>
        </text:list-item>
        <text:list-item>
          <text:p text:style-name="P16">File write</text:p>
        </text:list-item>
        <text:list-item>
          <text:p text:style-name="P16">DB/Serialization</text:p>
        </text:list-item>
      </text:list>
      <text:p text:style-name="Text_20_body"/>
      <text:h text:style-name="P36" text:outline-level="2">Задача #3 (Треба оновити ІР для задачі)</text:h>
      <text:p text:style-name="P33">Написати баннер грабер:</text:p>
      <text:list xml:id="list417681810395313825" text:style-name="L6">
        <text:list-item>
          <text:p text:style-name="P17">Список айпішок має братись з файлу.</text:p>
        </text:list-item>
        <text:list-item>
          <text:p text:style-name="P7"><text:span text:style-name="T7">Порт, який має грабатись, має братись з </text:span><text:span text:style-name="T8">аргументу команд-лайну</text:span><text:span text:style-name="T7">.</text:span></text:p>
        </text:list-item>
        <text:list-item>
          <text:p text:style-name="P17">Вивести результати в файл.</text:p>
        </text:list-item>
        <text:list-item>
          <text:p text:style-name="P7"><text:span text:style-name="T7">Якщо вказаний 80 порт, то замість банер грабінгу має надсилатись гет запит</text:span></text:p>
        </text:list-item>
      </text:list>
      <text:p text:style-name="Text_20_body"/>
      <text:p text:style-name="P33">Апійшки для сканування:</text:p>
      <text:p text:style-name="P35"><text:a xlink:type="simple" xlink:href="http://telegra.ph/IPs-to-scan-02-23" text:style-name="Internet_20_link" text:visited-style-name="Visited_20_Internet_20_Link"><text:span text:style-name="T2">http://telegra.ph/IPs-to-scan-02-23</text:span></text:a></text:p>
      <text:p text:style-name="P35"><text:span text:style-name="T3">Стаття про банер грабінг в вікі:</text:span></text:p>
      <text:p text:style-name="P35"><text:a xlink:type="simple" xlink:href="https://www.wikiwand.com/en/Banner_grabbing" text:style-name="Internet_20_link" text:visited-style-name="Visited_20_Internet_20_Link"><text:span text:style-name="T2">https://www.wikiwand.com/en/Banner_grabbing</text:span></text:a></text:p>
      <text:p text:style-name="P35"><text:span text:style-name="T3">Violent python:</text:span></text:p>
      <text:p text:style-name="P35"><text:a xlink:type="simple" xlink:href="https://www.csee.umbc.edu/wp-content/uploads/2014/05/ViolentPython-ICEW-2014.pdf" text:style-name="Internet_20_link" text:visited-style-name="Visited_20_Internet_20_Link"><text:span text:style-name="T2">https://www.csee.umbc.edu/wp-content/uploads/2014/05/ViolentPython-ICEW-2014.pdf</text:span></text:a></text:p>
      <text:p text:style-name="P35"><text:span text:style-name="T3">Робота з аргументами командної строки:</text:span></text:p>
      <text:p text:style-name="P35"><text:a xlink:type="simple" xlink:href="http://www.tutorialspoint.com/python/python_command_line_arguments.htm" text:style-name="Internet_20_link" text:visited-style-name="Visited_20_Internet_20_Link"><text:span text:style-name="T2">http://www.tutorialspoint.com/python/python_command_line_arguments.htm</text:span></text:a></text:p>
      <text:p text:style-name="P35"><text:span text:style-name="T3">Робота протоколу HTTP:</text:span></text:p>
      <text:p text:style-name="P35"><text:a xlink:type="simple" xlink:href="https://ru.m.wikipedia.org/wiki/HTTP" text:style-name="Internet_20_link" text:visited-style-name="Visited_20_Internet_20_Link"><text:span text:style-name="T2">https://ru.m.wikipedia.org/wiki/HTTP</text:span></text:a></text:p>
      <text:p text:style-name="Text_20_body"/>
      <text:p text:style-name="P33">To learn:</text:p>
      <text:list xml:id="list8132493599034288855" text:style-name="L7">
        <text:list-item>
          <text:p text:style-name="P18">Sockets</text:p>
        </text:list-item>
        <text:list-item>
          <text:p text:style-name="P18">args</text:p>
        </text:list-item>
        <text:list-item>
          <text:p text:style-name="P18">TCP/IP basics</text:p>
        </text:list-item>
        <text:list-item>
          <text:p text:style-name="P18">HTTP basics</text:p>
        </text:list-item>
      </text:list>
      <text:h text:style-name="P36" text:outline-level="2"><text:soft-page-break/>Задача #4</text:h>
      <text:p text:style-name="P33">Написати веб сервер, використовуючи бібліотеку socket і протокол TCP/IP:</text:p>
      <text:list xml:id="list8750101046684699636" text:style-name="L8">
        <text:list-item>
          <text:p text:style-name="P19">Программа має надавати доступ до файлів в директорії, з якої вона була запущена.</text:p>
        </text:list-item>
        <text:list-item>
          <text:p text:style-name="P19">Має бути можливість ходити по директоріях</text:p>
        </text:list-item>
      </text:list>
      <text:p text:style-name="Text_20_body"/>
      <text:p text:style-name="P33">Advanced:</text:p>
      <text:list xml:id="list3160754806597555152" text:style-name="L9">
        <text:list-item>
          <text:p text:style-name="P20">При переході на файл відтворювати зміст</text:p>
        </text:list-item>
      </text:list>
      <text:p text:style-name="Text_20_body"/>
      <text:p text:style-name="P33">To learn:</text:p>
      <text:list xml:id="list3427057620635486696" text:style-name="L10">
        <text:list-item>
          <text:p text:style-name="P21">Sockets bind</text:p>
        </text:list-item>
        <text:list-item>
          <text:p text:style-name="P21">TCP/IP</text:p>
        </text:list-item>
        <text:list-item>
          <text:p text:style-name="P21">Directories walk</text:p>
        </text:list-item>
        <text:list-item>
          <text:p text:style-name="P21">HTTP basics</text:p>
        </text:list-item>
      </text:list>
      <text:p text:style-name="Text_20_body"/>
      <text:p text:style-name="P33">Приклад роботи:</text:p>
      <text:p text:style-name="P35"><text:a xlink:type="simple" xlink:href="http://repo.yandex.ru/" text:style-name="Internet_20_link" text:visited-style-name="Visited_20_Internet_20_Link"><text:span text:style-name="T2">http://repo.yandex.ru</text:span></text:a></text:p>
      <text:p text:style-name="Text_20_body"/>
      <text:h text:style-name="P36" text:outline-level="2">Задача #5(?)</text:h>
      <text:p text:style-name="P2">ВИКОРИСТАННЯ ЦІЄЇ ПРОГРАМИ ЗА РАМКАМИ НАВЧАЛЬНОГО КУРСУ КАРАЄТЬСЯ ККУ</text:p>
      <text:p text:style-name="P33">Брутфорсер вордпрессу:</text:p>
      <text:list xml:id="list1211251048429708536" text:style-name="L11">
        <text:list-item>
          <text:p text:style-name="P22">Встановити віртуальну машину з WordPress</text:p>
        </text:list-item>
        <text:list-item>
          <text:p text:style-name="P22">Написати брутфорсер логінів WordPress ( SERVER_IP/wp-login форма )</text:p>
        </text:list-item>
        <text:list-item>
          <text:p text:style-name="P22">Логіни та паролі брати з різних файлів</text:p>
        </text:list-item>
      </text:list>
      <text:p text:style-name="Text_20_body"/>
      <text:p text:style-name="P33">Advanced:</text:p>
      <text:list xml:id="list1875398470979250388" text:style-name="L12">
        <text:list-item>
          <text:p text:style-name="P31"><text:span text:style-name="T3">Отримувати список логінів автоматично </text:span><text:a xlink:type="simple" xlink:href="https://hackertarget.com/wordpress-user-enumeration/" text:style-name="Internet_20_link" text:visited-style-name="Visited_20_Internet_20_Link"><text:span text:style-name="T2">https://hackertarget.com/wordpress-user-enumeration/</text:span></text:a></text:p>
        </text:list-item>
        <text:list-item>
          <text:p text:style-name="P8"><text:span text:style-name="T7">Брати як аргумент з командного рядка файл зі списком серверів, які треба брутфорсити</text:span></text:p>
        </text:list-item>
        <text:list-item>
          <text:p text:style-name="P23">Зберегти знайдені логіни і паролі до них в файлі</text:p>
        </text:list-item>
      </text:list>
      <text:p text:style-name="Text_20_body"/>
      <text:p text:style-name="P33">To learn:</text:p>
      <text:list xml:id="list940910075505157714" text:style-name="L13">
        <text:list-item>
          <text:p text:style-name="P24">VM configuration</text:p>
        </text:list-item>
        <text:list-item>
          <text:p text:style-name="P24">Requests</text:p>
        </text:list-item>
        <text:list-item>
          <text:p text:style-name="P24">Work with files</text:p>
        </text:list-item>
        <text:list-item>
          <text:p text:style-name="P24">WordPress exploit</text:p>
        </text:list-item>
        <text:list-item>
          <text:p text:style-name="P24">HTML parsing</text:p>
        </text:list-item>
      </text:list>
      <text:h text:style-name="P36" text:outline-level="2"><text:soft-page-break/>Задача #6(???)</text:h>
      <text:p text:style-name="P2">ВИКОРИСТАННЯ ЦІЄЇ ПРОГРАМИ ЗА РАМКАМИ НАВЧАЛЬНОГО КУРСУ КАРАЄТЬСЯ ККУ</text:p>
      <text:p text:style-name="P33">Криптолокер:</text:p>
      <text:list xml:id="list588115873749559418" text:style-name="L14">
        <text:list-item>
          <text:p text:style-name="P9"><text:span text:style-name="T7">Написати програму, яка буде знаходити всі файли окрім system32 і файлів скрипта і шифрувати їх.</text:span></text:p>
        </text:list-item>
        <text:list-item>
          <text:p text:style-name="P25">Встановити на віртуальну машину Windows.</text:p>
        </text:list-item>
        <text:list-item>
          <text:p text:style-name="P9"><text:span text:style-name="T7">Для шифрування має використовуватись будь-який симетричний шифр, оригінальний файл має ПЕРЕЗАПИСУВАТИСЬ. </text:span></text:p>
        </text:list-item>
        <text:list-item>
          <text:p text:style-name="P25">Написати дешифратор.</text:p>
        </text:list-item>
      </text:list>
      <text:p text:style-name="Text_20_body"/>
      <text:p text:style-name="P33">Advanced:</text:p>
      <text:list xml:id="list128710692665800828" text:style-name="L15">
        <text:list-item>
          <text:p text:style-name="P26">Написати сервер, який буде зберігати та відтворювати ключі для дешифрування. (спробуйте Flask або щось інше)</text:p>
        </text:list-item>
        <text:list-item>
          <text:p text:style-name="P10"><text:span text:style-name="T7">Змінити заставку екрана після дешифрування з якимось текстом</text:span></text:p>
        </text:list-item>
        <text:list-item>
          <text:p text:style-name="P26">Зробити програму багатопоточною</text:p>
        </text:list-item>
      </text:list>
      <text:p text:style-name="Text_20_body"/>
      <text:p text:style-name="P33">To learn:</text:p>
      <text:list xml:id="list8144110937835683333" text:style-name="L16">
        <text:list-item>
          <text:p text:style-name="P27">Cryptolocking</text:p>
        </text:list-item>
        <text:list-item>
          <text:p text:style-name="P27">Client-server relations</text:p>
        </text:list-item>
        <text:list-item>
          <text:p text:style-name="P27">Web framework </text:p>
        </text:list-item>
        <text:list-item>
          <text:p text:style-name="P27">Multiprocessing</text:p>
        </text:list-item>
      </text:list>
      <text:p text:style-name="Text_20_body"/>
      <text:h text:style-name="P36" text:outline-level="2">Задача #7(?????)</text:h>
      <text:p text:style-name="P33">MMT Monitoring and management tool. (комплект з клієнта та сервера)</text:p>
      <text:list xml:id="list2355599472111254058" text:style-name="L17">
        <text:list-item>
          <text:p text:style-name="P28">Клієнт(агент) встановлюється на декілька машин, та отримує команди з сервера.</text:p>
        </text:list-item>
        <text:list-item>
          <text:p text:style-name="P28">По команді від сервера:</text:p>
          <text:list>
            <text:list-item>
              <text:p text:style-name="P11"><text:span text:style-name="T7">Зробити скріншот і відправити на сервер.</text:span></text:p>
            </text:list-item>
            <text:list-item>
              <text:p text:style-name="P11"><text:span text:style-name="T7">Виконати якусь команду командної строки. </text:span></text:p>
            </text:list-item>
            <text:list-item>
              <text:p text:style-name="P11"><text:span text:style-name="T7">Показати повний список всіх директорій клієнта. </text:span></text:p>
            </text:list-item>
            <text:list-item>
              <text:p text:style-name="P28">Запустити перехват натиснутих клавіш, та передавати їх на сервер до отримання команди СТОП.</text:p>
            </text:list-item>
          </text:list>
        </text:list-item>
        <text:list-item>
          <text:p text:style-name="P28">Обмін даними має бути за протоколом http, кожен клієнт має шифрувати дані в транзіті своїм ключем</text:p>
        </text:list-item>
      </text:list>
      <text:p text:style-name="Text_20_body"/>
      <text:p text:style-name="P33">Advanced level:</text:p>
      <text:p text:style-name="Text_20_body"/>
      <text:list xml:id="list1399276523968731167" text:style-name="L18">
        <text:list-item>
          <text:p text:style-name="P29">Додати наступні команди:</text:p>
          <text:list>
            <text:list-item>
              <text:p text:style-name="P29">Передати з клієнта на сервер файл. </text:p>
            </text:list-item>
            <text:list-item>
              <text:p text:style-name="P29"><text:soft-page-break/>Показати всі процеси, які виконуються на клієнті.</text:p>
            </text:list-item>
            <text:list-item>
              <text:p text:style-name="P29">Зупинити процесс.</text:p>
            </text:list-item>
            <text:list-item>
              <text:p text:style-name="P29">Скачати та зберегти файл.</text:p>
            </text:list-item>
            <text:list-item>
              <text:p text:style-name="P29">Скачати файл, зберегти в %TEMP% та виконати.</text:p>
            </text:list-item>
            <text:list-item>
              <text:p text:style-name="P29">Запуск VNC сервера.</text:p>
            </text:list-item>
            <text:list-item>
              <text:p text:style-name="P29">Встановити новий кореневий сертифікат.</text:p>
            </text:list-item>
          </text:list>
        </text:list-item>
        <text:list-item>
          <text:p text:style-name="P29">Реалізувати комунікацію через HTTPS</text:p>
        </text:list-item>
      </text:list>
      <text:p text:style-name="Text_20_body"/>
      <text:p text:style-name="P33">To learn:</text:p>
      <text:list xml:id="list4105326984768454065" text:style-name="L19">
        <text:list-item>
          <text:p text:style-name="P30">Client-server advanced</text:p>
        </text:list-item>
        <text:list-item>
          <text:p text:style-name="P30">System functions</text:p>
        </text:list-item>
        <text:list-item>
          <text:p text:style-name="P30">OOP basics</text:p>
        </text:list-item>
        <text:list-item>
          <text:p text:style-name="P30">Objects serialization (pickle, json etc.)</text:p>
        </text:list-item>
        <text:list-item>
          <text:p text:style-name="P30">Malware theory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M22S</meta:editing-duration>
    <meta:editing-cycles>3</meta:editing-cycles>
    <meta:generator>OpenOffice/4.1.7$Win32 OpenOffice.org_project/417m1$Build-9800</meta:generator>
    <dc:date>2020-06-19T19:37:38.69</dc:date>
    <meta:document-statistic meta:table-count="0" meta:image-count="0" meta:object-count="0" meta:page-count="5" meta:paragraph-count="131" meta:word-count="624" meta:character-count="4267"/>
    <dc:creator>Utkin </dc:creator>
    <meta:user-defined meta:name="Info 1"/>
    <meta:user-defined meta:name="Info 2"/>
    <meta:user-defined meta:name="Info 3"/>
    <meta:user-defined meta:name="Info 4"/>
  </office:meta>
</office:document-meta>
</file>